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par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f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iolog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Chemis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omputer Scienc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</text:p>
          </table:table-cell>
          <table:table-cell office:value-type="string" table:style-name="ce1">
            <text:p>Dram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English Literatu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enc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Germ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Mathemat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1">
            <text:p>Musi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1">
            <text:p>Physical Educa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1">
            <text:p>Phys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tatistic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range table:name="department" table:cell-range-address="department.$A$1:department.$C$13" table:base-cell-address="departmen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7:32Z</meta:creation-date>
    <dc:date>2014-04-15T06:57:32Z</dc:date>
  </office:meta>
</office:document-meta>
</file>